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fo:language="en" fo:country="US" officeooo:paragraph-rsid="0009bc09" style:font-size-asian="24pt" style:font-size-complex="24pt"/>
    </style:style>
    <style:style style:name="P2" style:family="paragraph" style:parent-style-name="Standard">
      <style:text-properties fo:font-size="24pt" fo:language="en" fo:country="US" officeooo:paragraph-rsid="00089266" style:font-size-asian="24pt" style:font-size-complex="24pt"/>
    </style:style>
    <style:style style:name="P3" style:family="paragraph" style:parent-style-name="Standard">
      <style:text-properties fo:font-size="24pt" fo:language="en" fo:country="US" officeooo:paragraph-rsid="000a91ea" style:font-size-asian="24pt" style:font-size-complex="24pt"/>
    </style:style>
    <style:style style:name="P4" style:family="paragraph" style:parent-style-name="Standard">
      <style:paragraph-properties fo:text-align="center" style:justify-single-word="false"/>
      <style:text-properties fo:font-size="24pt" fo:language="en" fo:country="US" officeooo:paragraph-rsid="000a91ea" style:font-size-asian="24pt" style:font-size-complex="24pt"/>
    </style:style>
    <style:style style:name="T1" style:family="text">
      <style:text-properties fo:font-style="italic" style:font-style-asian="italic" style:font-style-complex="italic"/>
    </style:style>
    <style:style style:name="T2" style:family="text">
      <style:text-properties fo:font-style="italic" officeooo:rsid="000c5a40" style:font-style-asian="italic" style:font-style-complex="italic"/>
    </style:style>
    <style:style style:name="T3" style:family="text">
      <style:text-properties officeooo:rsid="0009bc09"/>
    </style:style>
    <style:style style:name="T4" style:family="text">
      <style:text-properties officeooo:rsid="000a91ea"/>
    </style:style>
    <style:style style:name="T5" style:family="text">
      <style:text-properties fo:font-weight="bold" officeooo:rsid="000a91ea" style:font-weight-asian="bold" style:font-weight-complex="bold"/>
    </style:style>
    <style:style style:name="T6" style:family="text">
      <style:text-properties officeooo:rsid="000c5a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Match the word senses!</text:p>
      <text:p text:style-name="P1"/>
      <text:p text:style-name="P2">In this game, you see two word combinations that share the same word (e.g. <text:span text:style-name="T1">hotel bill</text:span> and <text:span text:style-name="T2">duck</text:span><text:span text:style-name="T1"> bill</text:span>). However, the shared word has different meanings in these two combinations. It is your job to match the meanings provided on the right hand side to the respective words. Simply select a meaning by clicking on it, and then drag it to the corresponding word combination (<text:span text:style-name="T3">drag it to </text:span>the field with the question marks). You have one minute, try to go through as many combinations as you can. Your final score depends on how many meanings you paired correctly.</text:p>
      <text:p text:style-name="P2"/>
      <text:p text:style-name="P3"><text:tab/><text:tab/><text:tab/><text:tab/><text:tab/>Have fun!</text:p>
      <text:p text:style-name="P3"/>
      <text:p text:style-name="P4"><text:span text:style-name="T5">Press a key to star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9:05:55.097713524</meta:creation-date>
    <dc:date>2018-03-05T09:33:00.032893791</dc:date>
    <meta:editing-duration>PT14H16M52S</meta:editing-duration>
    <meta:editing-cycles>5</meta:editing-cycles>
    <meta:generator>LibreOffice/5.4.5.1$Linux_X86_64 LibreOffice_project/40m0$Build-1</meta:generator>
    <meta:document-statistic meta:table-count="0" meta:image-count="0" meta:object-count="0" meta:page-count="1" meta:paragraph-count="4" meta:word-count="110" meta:character-count="617" meta:non-whitespace-character-count="502"/>
  </office:meta>
</office:document-meta>
</file>